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Heading_20_1">
      <style:text-properties officeooo:rsid="0013329f" officeooo:paragraph-rsid="0013329f"/>
    </style:style>
    <style:style style:name="P2" style:family="paragraph" style:parent-style-name="Heading_20_2">
      <style:text-properties officeooo:rsid="0013329f" officeooo:paragraph-rsid="0013329f"/>
    </style:style>
    <style:style style:name="P3" style:family="paragraph" style:parent-style-name="Heading_20_3">
      <style:text-properties officeooo:rsid="0013329f" officeooo:paragraph-rsid="0013329f"/>
    </style:style>
    <style:style style:name="P4" style:family="paragraph" style:parent-style-name="Text_20_body">
      <style:text-properties officeooo:rsid="0013329f" officeooo:paragraph-rsid="001332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asy</text:h>
      <text:h text:style-name="P2" text:outline-level="2">Cechy rasowe</text:h>
      <text:p text:style-name="P4">Opis każdej rasy zawiera cechy rasowe które są powszechne dla jej członków. Poniższe elementy opisu występują pośród cech większości ras. </text:p>
      <text:h text:style-name="P3" text:outline-level="3">Zwiększone wartości atrybutów</text:h>
      <text:p text:style-name="P4">Każda rasa zwiększa jeden lub więcej atrybutów postaci</text:p>
      <text:h text:style-name="P3" text:outline-level="3">Wiek</text:h>
      <text:p text:style-name="P4">Zawiera informacje o tym, kiedy przedstawiciel danej rasy jest uznawany za dorosłego, a także o maksymalnej długości życia danej rasy. Te informacje mogą CI pomóc określić ile lat ma Twoja postać na początku przygód. Możesz wybrać dowolny wiek dla swojej postaci, co może wyjaśnić pewne wartości atrybutów. Dla przykładu, jeśli odgrywasz bardzo młodą lub starą postać, wiek może wyjaśnić niski poziom Siły lub Kondycji, a stary wiek może wyjaśnić duzą wartość Roztropności lub Inteligencji.</text:p>
      <text:h text:style-name="P3" text:outline-level="3">Charakter</text:h>
      <text:p text:style-name="P4">Większosć ras posiada tendencje względem pewnych charakterów. Nie obowiązuje to postaci gracza, ale zastanowienie się, czemu krasnolud gracza jest chaotyczny, przykładowo, pomimo tego, że ich społeczeństwo jest praworządne, może pozwolić lepiej zdefiniować postać. </text:p>
      <text:h text:style-name="P3" text:outline-level="3">Rozmiar</text:h>
      <text:p text:style-name="P4">Większość ras posiada Średni rozmiar, co oznacza, że jej przedstawiciele mają od 4 do 8 stóp wysokości. Członkowie pewnych ras są Mali (od 2 do 4 stóp), o oznacza, że pewne zasady stosuje się do nich inaczej. Najważniejszą z tych zasad jest to, że Małe postaci mająproblemy z cięzkimi brońmi, co wyjaśniono w sekcji „Ekwipunek”.</text:p>
      <text:h text:style-name="P3" text:outline-level="3">Szybkość</text:h>
      <text:p text:style-name="P4">Twoja szybkość określa jak szybko możesz się poruszać, gdy podróżujesz („Przygody”) i walczysz („Walka”).</text:p>
      <text:h text:style-name="P3" text:outline-level="3">Języki</text:h>
      <text:p text:style-name="P4">Ze względu na swoją rasę, Twoja postać może mówić, pisać i czytać w pewnych językach.</text:p>
      <text:h text:style-name="P3" text:outline-level="3">Podrasy</text:h>
      <text:p text:style-name="P4">Pewne rasy mają podrasy. Członkowie podrasy mają ogólne cechy rasowe swojej rasy i dodatkowo cechy określone w ich podrasie. Stosunki między podrasami zależą od rasy i świata i mogą być różne. </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2-22T23:41:32.545000000</dc:date>
    <meta:editing-duration>PT9M46S</meta:editing-duration>
    <meta:editing-cycles>1</meta:editing-cycles>
    <meta:generator>LibreOffice/7.1.4.2$Windows_X86_64 LibreOffice_project/a529a4fab45b75fefc5b6226684193eb000654f6</meta:generator>
    <meta:document-statistic meta:table-count="0" meta:image-count="0" meta:object-count="0" meta:page-count="1" meta:paragraph-count="17" meta:word-count="262" meta:character-count="1744" meta:non-whitespace-character-count="1496"/>
  </office:meta>
</office:document-meta>
</file>